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ing_output" table:style-name="ta1">
        <table:shapes>
          <draw:frame draw:z-index="0" draw:style-name="gr1" draw:text-style-name="P1" svg:width="820.74pt" svg:height="552.67pt" svg:x="222.12pt" svg:y="3pt">
            <draw:object draw:notify-on-update-of-ranges="testing_output.A1:testing_output.A60 testing_output.B1:testing_output.B60 testing_output.C1:testing_output.C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30617314547916" calcext:value-type="float">
            <text:p>2.30617314547916</text:p>
          </table:table-cell>
          <table:table-cell office:value-type="float" office:value="2.61" calcext:value-type="float">
            <text:p>2.61</text:p>
          </table:table-cell>
          <table:table-cell office:value-type="float" office:value="0.30382685452084" calcext:value-type="float">
            <text:p>0.30382685452084</text:p>
          </table:table-cell>
        </table:table-row>
        <table:table-row table:style-name="ro1">
          <table:table-cell office:value-type="float" office:value="2.30617315075691" calcext:value-type="float">
            <text:p>2.30617315075691</text:p>
          </table:table-cell>
          <table:table-cell office:value-type="float" office:value="2.81" calcext:value-type="float">
            <text:p>2.81</text:p>
          </table:table-cell>
          <table:table-cell office:value-type="float" office:value="0.503826849243089" calcext:value-type="float">
            <text:p>0.503826849243089</text:p>
          </table:table-cell>
        </table:table-row>
        <table:table-row table:style-name="ro1">
          <table:table-cell office:value-type="float" office:value="2.30617314496987" calcext:value-type="float">
            <text:p>2.30617314496987</text:p>
          </table:table-cell>
          <table:table-cell office:value-type="float" office:value="1.88" calcext:value-type="float">
            <text:p>1.88</text:p>
          </table:table-cell>
          <table:table-cell office:value-type="float" office:value="0.426173144969875" calcext:value-type="float">
            <text:p>0.426173144969875</text:p>
          </table:table-cell>
        </table:table-row>
        <table:table-row table:style-name="ro1">
          <table:table-cell office:value-type="float" office:value="2.30617314961746" calcext:value-type="float">
            <text:p>2.30617314961746</text:p>
          </table:table-cell>
          <table:table-cell office:value-type="float" office:value="1.8" calcext:value-type="float">
            <text:p>1.8</text:p>
          </table:table-cell>
          <table:table-cell office:value-type="float" office:value="0.506173149617457" calcext:value-type="float">
            <text:p>0.506173149617457</text:p>
          </table:table-cell>
        </table:table-row>
        <table:table-row table:style-name="ro1">
          <table:table-cell office:value-type="float" office:value="2.30617314665959" calcext:value-type="float">
            <text:p>2.30617314665959</text:p>
          </table:table-cell>
          <table:table-cell office:value-type="float" office:value="1.95" calcext:value-type="float">
            <text:p>1.95</text:p>
          </table:table-cell>
          <table:table-cell office:value-type="float" office:value="0.356173146659586" calcext:value-type="float">
            <text:p>0.356173146659586</text:p>
          </table:table-cell>
        </table:table-row>
        <table:table-row table:style-name="ro1">
          <table:table-cell office:value-type="float" office:value="2.30617314990249" calcext:value-type="float">
            <text:p>2.30617314990249</text:p>
          </table:table-cell>
          <table:table-cell office:value-type="float" office:value="2.25" calcext:value-type="float">
            <text:p>2.25</text:p>
          </table:table-cell>
          <table:table-cell office:value-type="float" office:value="0.0561731499024862" calcext:value-type="float">
            <text:p>0.056173149902486</text:p>
          </table:table-cell>
        </table:table-row>
        <table:table-row table:style-name="ro1">
          <table:table-cell office:value-type="float" office:value="2.30617314498443" calcext:value-type="float">
            <text:p>2.30617314498443</text:p>
          </table:table-cell>
          <table:table-cell office:value-type="float" office:value="2.42" calcext:value-type="float">
            <text:p>2.42</text:p>
          </table:table-cell>
          <table:table-cell office:value-type="float" office:value="0.113826855015567" calcext:value-type="float">
            <text:p>0.113826855015567</text:p>
          </table:table-cell>
        </table:table-row>
        <table:table-row table:style-name="ro1">
          <table:table-cell office:value-type="float" office:value="2.30617314969571" calcext:value-type="float">
            <text:p>2.30617314969571</text:p>
          </table:table-cell>
          <table:table-cell office:value-type="float" office:value="2.13" calcext:value-type="float">
            <text:p>2.13</text:p>
          </table:table-cell>
          <table:table-cell office:value-type="float" office:value="0.176173149695706" calcext:value-type="float">
            <text:p>0.176173149695706</text:p>
          </table:table-cell>
        </table:table-row>
        <table:table-row table:style-name="ro1">
          <table:table-cell office:value-type="float" office:value="2.30617315380378" calcext:value-type="float">
            <text:p>2.30617315380378</text:p>
          </table:table-cell>
          <table:table-cell office:value-type="float" office:value="3.09" calcext:value-type="float">
            <text:p>3.09</text:p>
          </table:table-cell>
          <table:table-cell office:value-type="float" office:value="0.783826846196223" calcext:value-type="float">
            <text:p>0.783826846196223</text:p>
          </table:table-cell>
        </table:table-row>
        <table:table-row table:style-name="ro1">
          <table:table-cell office:value-type="float" office:value="2.30617314666111" calcext:value-type="float">
            <text:p>2.30617314666111</text:p>
          </table:table-cell>
          <table:table-cell office:value-type="float" office:value="2.35" calcext:value-type="float">
            <text:p>2.35</text:p>
          </table:table-cell>
          <table:table-cell office:value-type="float" office:value="0.0438268533388917" calcext:value-type="float">
            <text:p>0.043826853338892</text:p>
          </table:table-cell>
        </table:table-row>
        <table:table-row table:style-name="ro1">
          <table:table-cell office:value-type="float" office:value="2.30617314813073" calcext:value-type="float">
            <text:p>2.30617314813073</text:p>
          </table:table-cell>
          <table:table-cell office:value-type="float" office:value="1.8" calcext:value-type="float">
            <text:p>1.8</text:p>
          </table:table-cell>
          <table:table-cell office:value-type="float" office:value="0.506173148130735" calcext:value-type="float">
            <text:p>0.506173148130735</text:p>
          </table:table-cell>
        </table:table-row>
        <table:table-row table:style-name="ro1">
          <table:table-cell office:value-type="float" office:value="2.306173145365" calcext:value-type="float">
            <text:p>2.306173145365</text:p>
          </table:table-cell>
          <table:table-cell office:value-type="float" office:value="2.37" calcext:value-type="float">
            <text:p>2.37</text:p>
          </table:table-cell>
          <table:table-cell office:value-type="float" office:value="0.0638268546350007" calcext:value-type="float">
            <text:p>0.063826854635001</text:p>
          </table:table-cell>
        </table:table-row>
        <table:table-row table:style-name="ro1">
          <table:table-cell office:value-type="float" office:value="2.30617314953519" calcext:value-type="float">
            <text:p>2.30617314953519</text:p>
          </table:table-cell>
          <table:table-cell office:value-type="float" office:value="2.4" calcext:value-type="float">
            <text:p>2.4</text:p>
          </table:table-cell>
          <table:table-cell office:value-type="float" office:value="0.0938268504648119" calcext:value-type="float">
            <text:p>0.093826850464812</text:p>
          </table:table-cell>
        </table:table-row>
        <table:table-row table:style-name="ro1">
          <table:table-cell office:value-type="float" office:value="2.30617314759393" calcext:value-type="float">
            <text:p>2.30617314759393</text:p>
          </table:table-cell>
          <table:table-cell office:value-type="float" office:value="2.69" calcext:value-type="float">
            <text:p>2.69</text:p>
          </table:table-cell>
          <table:table-cell office:value-type="float" office:value="0.383826852406067" calcext:value-type="float">
            <text:p>0.383826852406067</text:p>
          </table:table-cell>
        </table:table-row>
        <table:table-row table:style-name="ro1">
          <table:table-cell office:value-type="float" office:value="2.30617314703117" calcext:value-type="float">
            <text:p>2.30617314703117</text:p>
          </table:table-cell>
          <table:table-cell office:value-type="float" office:value="1.88" calcext:value-type="float">
            <text:p>1.88</text:p>
          </table:table-cell>
          <table:table-cell office:value-type="float" office:value="0.426173147031168" calcext:value-type="float">
            <text:p>0.426173147031168</text:p>
          </table:table-cell>
        </table:table-row>
        <table:table-row table:style-name="ro1">
          <table:table-cell office:value-type="float" office:value="2.30617314641957" calcext:value-type="float">
            <text:p>2.30617314641957</text:p>
          </table:table-cell>
          <table:table-cell office:value-type="float" office:value="2.14" calcext:value-type="float">
            <text:p>2.14</text:p>
          </table:table-cell>
          <table:table-cell office:value-type="float" office:value="0.166173146419571" calcext:value-type="float">
            <text:p>0.166173146419571</text:p>
          </table:table-cell>
        </table:table-row>
        <table:table-row table:style-name="ro1">
          <table:table-cell office:value-type="float" office:value="2.3061731460806" calcext:value-type="float">
            <text:p>2.3061731460806</text:p>
          </table:table-cell>
          <table:table-cell office:value-type="float" office:value="2.54" calcext:value-type="float">
            <text:p>2.54</text:p>
          </table:table-cell>
          <table:table-cell office:value-type="float" office:value="0.233826853919404" calcext:value-type="float">
            <text:p>0.233826853919404</text:p>
          </table:table-cell>
        </table:table-row>
        <table:table-row table:style-name="ro1">
          <table:table-cell office:value-type="float" office:value="2.30617314819128" calcext:value-type="float">
            <text:p>2.30617314819128</text:p>
          </table:table-cell>
          <table:table-cell office:value-type="float" office:value="1.88" calcext:value-type="float">
            <text:p>1.88</text:p>
          </table:table-cell>
          <table:table-cell office:value-type="float" office:value="0.426173148191285" calcext:value-type="float">
            <text:p>0.426173148191285</text:p>
          </table:table-cell>
        </table:table-row>
        <table:table-row table:style-name="ro1">
          <table:table-cell office:value-type="float" office:value="2.30617314769763" calcext:value-type="float">
            <text:p>2.30617314769763</text:p>
          </table:table-cell>
          <table:table-cell office:value-type="float" office:value="1.73" calcext:value-type="float">
            <text:p>1.73</text:p>
          </table:table-cell>
          <table:table-cell office:value-type="float" office:value="0.576173147697627" calcext:value-type="float">
            <text:p>0.576173147697627</text:p>
          </table:table-cell>
        </table:table-row>
        <table:table-row table:style-name="ro1">
          <table:table-cell office:value-type="float" office:value="2.30617314787759" calcext:value-type="float">
            <text:p>2.30617314787759</text:p>
          </table:table-cell>
          <table:table-cell office:value-type="float" office:value="2.02" calcext:value-type="float">
            <text:p>2.02</text:p>
          </table:table-cell>
          <table:table-cell office:value-type="float" office:value="0.286173147877595" calcext:value-type="float">
            <text:p>0.286173147877595</text:p>
          </table:table-cell>
        </table:table-row>
        <table:table-row table:style-name="ro1">
          <table:table-cell office:value-type="float" office:value="2.30617314702044" calcext:value-type="float">
            <text:p>2.30617314702044</text:p>
          </table:table-cell>
          <table:table-cell office:value-type="float" office:value="1.86" calcext:value-type="float">
            <text:p>1.86</text:p>
          </table:table-cell>
          <table:table-cell office:value-type="float" office:value="0.446173147020439" calcext:value-type="float">
            <text:p>0.446173147020439</text:p>
          </table:table-cell>
        </table:table-row>
        <table:table-row table:style-name="ro1">
          <table:table-cell office:value-type="float" office:value="2.30617314624446" calcext:value-type="float">
            <text:p>2.30617314624446</text:p>
          </table:table-cell>
          <table:table-cell office:value-type="float" office:value="2.38" calcext:value-type="float">
            <text:p>2.38</text:p>
          </table:table-cell>
          <table:table-cell office:value-type="float" office:value="0.0738268537555351" calcext:value-type="float">
            <text:p>0.073826853755535</text:p>
          </table:table-cell>
        </table:table-row>
        <table:table-row table:style-name="ro1">
          <table:table-cell office:value-type="float" office:value="2.30617314479759" calcext:value-type="float">
            <text:p>2.30617314479759</text:p>
          </table:table-cell>
          <table:table-cell office:value-type="float" office:value="3.03" calcext:value-type="float">
            <text:p>3.03</text:p>
          </table:table-cell>
          <table:table-cell office:value-type="float" office:value="0.723826855202414" calcext:value-type="float">
            <text:p>0.723826855202414</text:p>
          </table:table-cell>
        </table:table-row>
        <table:table-row table:style-name="ro1">
          <table:table-cell office:value-type="float" office:value="2.30617314530608" calcext:value-type="float">
            <text:p>2.30617314530608</text:p>
          </table:table-cell>
          <table:table-cell office:value-type="float" office:value="2.2" calcext:value-type="float">
            <text:p>2.2</text:p>
          </table:table-cell>
          <table:table-cell office:value-type="float" office:value="0.106173145306079" calcext:value-type="float">
            <text:p>0.106173145306079</text:p>
          </table:table-cell>
        </table:table-row>
        <table:table-row table:style-name="ro1">
          <table:table-cell office:value-type="float" office:value="2.30617314885448" calcext:value-type="float">
            <text:p>2.30617314885448</text:p>
          </table:table-cell>
          <table:table-cell office:value-type="float" office:value="2.02" calcext:value-type="float">
            <text:p>2.02</text:p>
          </table:table-cell>
          <table:table-cell office:value-type="float" office:value="0.286173148854477" calcext:value-type="float">
            <text:p>0.286173148854477</text:p>
          </table:table-cell>
        </table:table-row>
        <table:table-row table:style-name="ro1">
          <table:table-cell office:value-type="float" office:value="2.30617314779385" calcext:value-type="float">
            <text:p>2.30617314779385</text:p>
          </table:table-cell>
          <table:table-cell office:value-type="float" office:value="2.38" calcext:value-type="float">
            <text:p>2.38</text:p>
          </table:table-cell>
          <table:table-cell office:value-type="float" office:value="0.0738268522061527" calcext:value-type="float">
            <text:p>0.073826852206153</text:p>
          </table:table-cell>
        </table:table-row>
        <table:table-row table:style-name="ro1">
          <table:table-cell office:value-type="float" office:value="2.30617314701937" calcext:value-type="float">
            <text:p>2.30617314701937</text:p>
          </table:table-cell>
          <table:table-cell office:value-type="float" office:value="1.95" calcext:value-type="float">
            <text:p>1.95</text:p>
          </table:table-cell>
          <table:table-cell office:value-type="float" office:value="0.356173147019373" calcext:value-type="float">
            <text:p>0.356173147019373</text:p>
          </table:table-cell>
        </table:table-row>
        <table:table-row table:style-name="ro1">
          <table:table-cell office:value-type="float" office:value="2.30617314577383" calcext:value-type="float">
            <text:p>2.30617314577383</text:p>
          </table:table-cell>
          <table:table-cell office:value-type="float" office:value="2.72" calcext:value-type="float">
            <text:p>2.72</text:p>
          </table:table-cell>
          <table:table-cell office:value-type="float" office:value="0.413826854226174" calcext:value-type="float">
            <text:p>0.413826854226174</text:p>
          </table:table-cell>
        </table:table-row>
        <table:table-row table:style-name="ro1">
          <table:table-cell office:value-type="float" office:value="2.30617315382637" calcext:value-type="float">
            <text:p>2.30617315382637</text:p>
          </table:table-cell>
          <table:table-cell office:value-type="float" office:value="2.81" calcext:value-type="float">
            <text:p>2.81</text:p>
          </table:table-cell>
          <table:table-cell office:value-type="float" office:value="0.503826846173634" calcext:value-type="float">
            <text:p>0.503826846173634</text:p>
          </table:table-cell>
        </table:table-row>
        <table:table-row table:style-name="ro1">
          <table:table-cell office:value-type="float" office:value="2.30617315056901" calcext:value-type="float">
            <text:p>2.30617315056901</text:p>
          </table:table-cell>
          <table:table-cell office:value-type="float" office:value="2.63" calcext:value-type="float">
            <text:p>2.63</text:p>
          </table:table-cell>
          <table:table-cell office:value-type="float" office:value="0.323826849430985" calcext:value-type="float">
            <text:p>0.323826849430985</text:p>
          </table:table-cell>
        </table:table-row>
        <table:table-row table:style-name="ro1">
          <table:table-cell office:value-type="float" office:value="2.30617314634999" calcext:value-type="float">
            <text:p>2.30617314634999</text:p>
          </table:table-cell>
          <table:table-cell office:value-type="float" office:value="2.54" calcext:value-type="float">
            <text:p>2.54</text:p>
          </table:table-cell>
          <table:table-cell office:value-type="float" office:value="0.233826853650012" calcext:value-type="float">
            <text:p>0.233826853650012</text:p>
          </table:table-cell>
        </table:table-row>
        <table:table-row table:style-name="ro1">
          <table:table-cell office:value-type="float" office:value="2.30617314465726" calcext:value-type="float">
            <text:p>2.30617314465726</text:p>
          </table:table-cell>
          <table:table-cell office:value-type="float" office:value="3.03" calcext:value-type="float">
            <text:p>3.03</text:p>
          </table:table-cell>
          <table:table-cell office:value-type="float" office:value="0.723826855342742" calcext:value-type="float">
            <text:p>0.723826855342742</text:p>
          </table:table-cell>
        </table:table-row>
        <table:table-row table:style-name="ro1">
          <table:table-cell office:value-type="float" office:value="2.30617314829096" calcext:value-type="float">
            <text:p>2.30617314829096</text:p>
          </table:table-cell>
          <table:table-cell office:value-type="float" office:value="1.85" calcext:value-type="float">
            <text:p>1.85</text:p>
          </table:table-cell>
          <table:table-cell office:value-type="float" office:value="0.456173148290962" calcext:value-type="float">
            <text:p>0.456173148290962</text:p>
          </table:table-cell>
        </table:table-row>
        <table:table-row table:style-name="ro1">
          <table:table-cell office:value-type="float" office:value="2.30617314904412" calcext:value-type="float">
            <text:p>2.30617314904412</text:p>
          </table:table-cell>
          <table:table-cell office:value-type="float" office:value="1.79" calcext:value-type="float">
            <text:p>1.79</text:p>
          </table:table-cell>
          <table:table-cell office:value-type="float" office:value="0.51617314904412" calcext:value-type="float">
            <text:p>0.51617314904412</text:p>
          </table:table-cell>
        </table:table-row>
        <table:table-row table:style-name="ro1">
          <table:table-cell office:value-type="float" office:value="2.30617314849047" calcext:value-type="float">
            <text:p>2.30617314849047</text:p>
          </table:table-cell>
          <table:table-cell office:value-type="float" office:value="2.44" calcext:value-type="float">
            <text:p>2.44</text:p>
          </table:table-cell>
          <table:table-cell office:value-type="float" office:value="0.133826851509529" calcext:value-type="float">
            <text:p>0.133826851509529</text:p>
          </table:table-cell>
        </table:table-row>
        <table:table-row table:style-name="ro1">
          <table:table-cell office:value-type="float" office:value="2.30617315358183" calcext:value-type="float">
            <text:p>2.30617315358183</text:p>
          </table:table-cell>
          <table:table-cell office:value-type="float" office:value="3.09" calcext:value-type="float">
            <text:p>3.09</text:p>
          </table:table-cell>
          <table:table-cell office:value-type="float" office:value="0.783826846418172" calcext:value-type="float">
            <text:p>0.783826846418172</text:p>
          </table:table-cell>
        </table:table-row>
        <table:table-row table:style-name="ro1">
          <table:table-cell office:value-type="float" office:value="2.30617314628572" calcext:value-type="float">
            <text:p>2.30617314628572</text:p>
          </table:table-cell>
          <table:table-cell office:value-type="float" office:value="2.38" calcext:value-type="float">
            <text:p>2.38</text:p>
          </table:table-cell>
          <table:table-cell office:value-type="float" office:value="0.0738268537142837" calcext:value-type="float">
            <text:p>0.073826853714284</text:p>
          </table:table-cell>
        </table:table-row>
        <table:table-row table:style-name="ro1">
          <table:table-cell office:value-type="float" office:value="2.30617315067145" calcext:value-type="float">
            <text:p>2.30617315067145</text:p>
          </table:table-cell>
          <table:table-cell office:value-type="float" office:value="2.24" calcext:value-type="float">
            <text:p>2.24</text:p>
          </table:table-cell>
          <table:table-cell office:value-type="float" office:value="0.0661731506714487" calcext:value-type="float">
            <text:p>0.066173150671449</text:p>
          </table:table-cell>
        </table:table-row>
        <table:table-row table:style-name="ro1">
          <table:table-cell office:value-type="float" office:value="2.30617314612271" calcext:value-type="float">
            <text:p>2.30617314612271</text:p>
          </table:table-cell>
          <table:table-cell office:value-type="float" office:value="2.29" calcext:value-type="float">
            <text:p>2.29</text:p>
          </table:table-cell>
          <table:table-cell office:value-type="float" office:value="0.0161731461227106" calcext:value-type="float">
            <text:p>0.016173146122711</text:p>
          </table:table-cell>
        </table:table-row>
        <table:table-row table:style-name="ro1">
          <table:table-cell office:value-type="float" office:value="2.30617314503859" calcext:value-type="float">
            <text:p>2.30617314503859</text:p>
          </table:table-cell>
          <table:table-cell office:value-type="float" office:value="1.98" calcext:value-type="float">
            <text:p>1.98</text:p>
          </table:table-cell>
          <table:table-cell office:value-type="float" office:value="0.32617314503859" calcext:value-type="float">
            <text:p>0.32617314503859</text:p>
          </table:table-cell>
        </table:table-row>
        <table:table-row table:style-name="ro1">
          <table:table-cell office:value-type="float" office:value="2.30617314596267" calcext:value-type="float">
            <text:p>2.30617314596267</text:p>
          </table:table-cell>
          <table:table-cell office:value-type="float" office:value="1.74" calcext:value-type="float">
            <text:p>1.74</text:p>
          </table:table-cell>
          <table:table-cell office:value-type="float" office:value="0.566173145962665" calcext:value-type="float">
            <text:p>0.566173145962665</text:p>
          </table:table-cell>
        </table:table-row>
        <table:table-row table:style-name="ro1">
          <table:table-cell office:value-type="float" office:value="2.30617314971809" calcext:value-type="float">
            <text:p>2.30617314971809</text:p>
          </table:table-cell>
          <table:table-cell office:value-type="float" office:value="1.76" calcext:value-type="float">
            <text:p>1.76</text:p>
          </table:table-cell>
          <table:table-cell office:value-type="float" office:value="0.546173149718091" calcext:value-type="float">
            <text:p>0.546173149718091</text:p>
          </table:table-cell>
        </table:table-row>
        <table:table-row table:style-name="ro1">
          <table:table-cell office:value-type="float" office:value="2.30617314631904" calcext:value-type="float">
            <text:p>2.30617314631904</text:p>
          </table:table-cell>
          <table:table-cell office:value-type="float" office:value="1.94" calcext:value-type="float">
            <text:p>1.94</text:p>
          </table:table-cell>
          <table:table-cell office:value-type="float" office:value="0.366173146319042" calcext:value-type="float">
            <text:p>0.366173146319042</text:p>
          </table:table-cell>
        </table:table-row>
        <table:table-row table:style-name="ro1">
          <table:table-cell office:value-type="float" office:value="2.30617314660354" calcext:value-type="float">
            <text:p>2.30617314660354</text:p>
          </table:table-cell>
          <table:table-cell office:value-type="float" office:value="1.88" calcext:value-type="float">
            <text:p>1.88</text:p>
          </table:table-cell>
          <table:table-cell office:value-type="float" office:value="0.426173146603545" calcext:value-type="float">
            <text:p>0.426173146603545</text:p>
          </table:table-cell>
        </table:table-row>
        <table:table-row table:style-name="ro1">
          <table:table-cell office:value-type="float" office:value="2.30617314547983" calcext:value-type="float">
            <text:p>2.30617314547983</text:p>
          </table:table-cell>
          <table:table-cell office:value-type="float" office:value="1.87" calcext:value-type="float">
            <text:p>1.87</text:p>
          </table:table-cell>
          <table:table-cell office:value-type="float" office:value="0.436173145479833" calcext:value-type="float">
            <text:p>0.436173145479833</text:p>
          </table:table-cell>
        </table:table-row>
        <table:table-row table:style-name="ro1">
          <table:table-cell office:value-type="float" office:value="2.30617314677614" calcext:value-type="float">
            <text:p>2.30617314677614</text:p>
          </table:table-cell>
          <table:table-cell office:value-type="float" office:value="2.66" calcext:value-type="float">
            <text:p>2.66</text:p>
          </table:table-cell>
          <table:table-cell office:value-type="float" office:value="0.353826853223864" calcext:value-type="float">
            <text:p>0.353826853223864</text:p>
          </table:table-cell>
        </table:table-row>
        <table:table-row table:style-name="ro1">
          <table:table-cell office:value-type="float" office:value="2.30617314520461" calcext:value-type="float">
            <text:p>2.30617314520461</text:p>
          </table:table-cell>
          <table:table-cell office:value-type="float" office:value="2.22" calcext:value-type="float">
            <text:p>2.22</text:p>
          </table:table-cell>
          <table:table-cell office:value-type="float" office:value="0.0861731452046066" calcext:value-type="float">
            <text:p>0.086173145204607</text:p>
          </table:table-cell>
        </table:table-row>
        <table:table-row table:style-name="ro1">
          <table:table-cell office:value-type="float" office:value="2.30617314538763" calcext:value-type="float">
            <text:p>2.30617314538763</text:p>
          </table:table-cell>
          <table:table-cell office:value-type="float" office:value="2.47" calcext:value-type="float">
            <text:p>2.47</text:p>
          </table:table-cell>
          <table:table-cell office:value-type="float" office:value="0.163826854612374" calcext:value-type="float">
            <text:p>0.163826854612374</text:p>
          </table:table-cell>
        </table:table-row>
        <table:table-row table:style-name="ro1">
          <table:table-cell office:value-type="float" office:value="2.30617315384787" calcext:value-type="float">
            <text:p>2.30617315384787</text:p>
          </table:table-cell>
          <table:table-cell office:value-type="float" office:value="3.18" calcext:value-type="float">
            <text:p>3.18</text:p>
          </table:table-cell>
          <table:table-cell office:value-type="float" office:value="0.873826846152134" calcext:value-type="float">
            <text:p>0.873826846152134</text:p>
          </table:table-cell>
        </table:table-row>
        <table:table-row table:style-name="ro1">
          <table:table-cell office:value-type="float" office:value="2.30617314609754" calcext:value-type="float">
            <text:p>2.30617314609754</text:p>
          </table:table-cell>
          <table:table-cell office:value-type="float" office:value="1.86" calcext:value-type="float">
            <text:p>1.86</text:p>
          </table:table-cell>
          <table:table-cell office:value-type="float" office:value="0.446173146097537" calcext:value-type="float">
            <text:p>0.446173146097537</text:p>
          </table:table-cell>
        </table:table-row>
        <table:table-row table:style-name="ro1">
          <table:table-cell office:value-type="float" office:value="2.30617314937093" calcext:value-type="float">
            <text:p>2.30617314937093</text:p>
          </table:table-cell>
          <table:table-cell office:value-type="float" office:value="2.16" calcext:value-type="float">
            <text:p>2.16</text:p>
          </table:table-cell>
          <table:table-cell office:value-type="float" office:value="0.146173149370927" calcext:value-type="float">
            <text:p>0.146173149370927</text:p>
          </table:table-cell>
        </table:table-row>
        <table:table-row table:style-name="ro1">
          <table:table-cell office:value-type="float" office:value="2.30617315342755" calcext:value-type="float">
            <text:p>2.30617315342755</text:p>
          </table:table-cell>
          <table:table-cell office:value-type="float" office:value="2.53" calcext:value-type="float">
            <text:p>2.53</text:p>
          </table:table-cell>
          <table:table-cell office:value-type="float" office:value="0.223826846572452" calcext:value-type="float">
            <text:p>0.223826846572452</text:p>
          </table:table-cell>
        </table:table-row>
        <table:table-row table:style-name="ro1">
          <table:table-cell office:value-type="float" office:value="2.30617314534031" calcext:value-type="float">
            <text:p>2.30617314534031</text:p>
          </table:table-cell>
          <table:table-cell office:value-type="float" office:value="2.46" calcext:value-type="float">
            <text:p>2.46</text:p>
          </table:table-cell>
          <table:table-cell office:value-type="float" office:value="0.153826854659685" calcext:value-type="float">
            <text:p>0.153826854659685</text:p>
          </table:table-cell>
        </table:table-row>
        <table:table-row table:style-name="ro1">
          <table:table-cell office:value-type="float" office:value="2.30617314600752" calcext:value-type="float">
            <text:p>2.30617314600752</text:p>
          </table:table-cell>
          <table:table-cell office:value-type="float" office:value="1.75" calcext:value-type="float">
            <text:p>1.75</text:p>
          </table:table-cell>
          <table:table-cell office:value-type="float" office:value="0.556173146007522" calcext:value-type="float">
            <text:p>0.556173146007522</text:p>
          </table:table-cell>
        </table:table-row>
        <table:table-row table:style-name="ro1">
          <table:table-cell office:value-type="float" office:value="2.30617314643866" calcext:value-type="float">
            <text:p>2.30617314643866</text:p>
          </table:table-cell>
          <table:table-cell office:value-type="float" office:value="1.92" calcext:value-type="float">
            <text:p>1.92</text:p>
          </table:table-cell>
          <table:table-cell office:value-type="float" office:value="0.386173146438663" calcext:value-type="float">
            <text:p>0.386173146438663</text:p>
          </table:table-cell>
        </table:table-row>
        <table:table-row table:style-name="ro1">
          <table:table-cell office:value-type="float" office:value="2.30617314606665" calcext:value-type="float">
            <text:p>2.30617314606665</text:p>
          </table:table-cell>
          <table:table-cell office:value-type="float" office:value="1.86" calcext:value-type="float">
            <text:p>1.86</text:p>
          </table:table-cell>
          <table:table-cell office:value-type="float" office:value="0.446173146066647" calcext:value-type="float">
            <text:p>0.446173146066647</text:p>
          </table:table-cell>
        </table:table-row>
        <table:table-row table:style-name="ro1">
          <table:table-cell office:value-type="float" office:value="2.30617315046909" calcext:value-type="float">
            <text:p>2.30617315046909</text:p>
          </table:table-cell>
          <table:table-cell office:value-type="float" office:value="2.29" calcext:value-type="float">
            <text:p>2.29</text:p>
          </table:table-cell>
          <table:table-cell office:value-type="float" office:value="0.0161731504690898" calcext:value-type="float">
            <text:p>0.01617315046909</text:p>
          </table:table-cell>
        </table:table-row>
        <table:table-row table:style-name="ro1">
          <table:table-cell office:value-type="float" office:value="2.30617314609804" calcext:value-type="float">
            <text:p>2.30617314609804</text:p>
          </table:table-cell>
          <table:table-cell office:value-type="float" office:value="1.75" calcext:value-type="float">
            <text:p>1.75</text:p>
          </table:table-cell>
          <table:table-cell office:value-type="float" office:value="0.556173146098044" calcext:value-type="float">
            <text:p>0.556173146098044</text:p>
          </table:table-cell>
        </table:table-row>
        <table:table-row table:style-name="ro1">
          <table:table-cell office:value-type="float" office:value="2.30617314612574" calcext:value-type="float">
            <text:p>2.30617314612574</text:p>
          </table:table-cell>
          <table:table-cell office:value-type="float" office:value="2.44" calcext:value-type="float">
            <text:p>2.44</text:p>
          </table:table-cell>
          <table:table-cell office:value-type="float" office:value="0.133826853874258" calcext:value-type="float">
            <text:p>0.133826853874258</text:p>
          </table:table-cell>
        </table:table-row>
        <table:table-row table:style-name="ro1">
          <table:table-cell office:value-type="float" office:value="2.30617314573657" calcext:value-type="float">
            <text:p>2.30617314573657</text:p>
          </table:table-cell>
          <table:table-cell office:value-type="float" office:value="2.29" calcext:value-type="float">
            <text:p>2.29</text:p>
          </table:table-cell>
          <table:table-cell office:value-type="float" office:value="0.0161731457365653" calcext:value-type="float">
            <text:p>0.016173145736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21:52.450472758</dc:date>
    <meta:editing-duration>PT47S</meta:editing-duration>
    <meta:editing-cycles>1</meta:editing-cycles>
    <meta:document-statistic meta:table-count="1" meta:cell-count="18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955cm" svg:height="19.498cm" xlink:href=".." xlink:type="simple" chart:class="chart:line" chart:style-name="ch1">
        <chart:legend chart:legend-position="end" svg:x="26.692cm" svg:y="9.07cm" style:legend-expansion="high" chart:style-name="ch2"/>
        <chart:plot-area chart:style-name="ch3" table:cell-range-address="testing_output.A1:testing_output.C60" svg:x="0.579cm" svg:y="0.389cm" svg:width="25.534cm" svg:height="18.72cm">
          <chartooo:coordinate-region svg:x="1.306cm" svg:y="0.55cm" svg:width="24.621cm" svg:height="17.9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ing_output.A1:testing_output.A60" chart:class="chart:line">
            <chart:data-point chart:repeated="60"/>
          </chart:series>
          <chart:series chart:style-name="ch7" chart:values-cell-range-address="testing_output.B1:testing_output.B60" chart:class="chart:line">
            <chart:data-point chart:repeated="60"/>
          </chart:series>
          <chart:series chart:style-name="ch8" chart:values-cell-range-address="testing_output.C1:testing_output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617314547916">
                <text:p>2.30617314547916</text:p>
                <draw:g>
                  <svg:desc>testing_output.A1:testing_output.A60</svg:desc>
                </draw:g>
              </table:table-cell>
              <table:table-cell office:value-type="float" office:value="2.61">
                <text:p>2.61</text:p>
                <draw:g>
                  <svg:desc>testing_output.B1:testing_output.B60</svg:desc>
                </draw:g>
              </table:table-cell>
              <table:table-cell office:value-type="float" office:value="0.30382685452084">
                <text:p>0.30382685452084</text:p>
                <draw:g>
                  <svg:desc>testing_output.C1:testing_output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617315075691">
                <text:p>2.30617315075691</text:p>
              </table:table-cell>
              <table:table-cell office:value-type="float" office:value="2.81">
                <text:p>2.81</text:p>
              </table:table-cell>
              <table:table-cell office:value-type="float" office:value="0.503826849243089">
                <text:p>0.503826849243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617314496987">
                <text:p>2.30617314496987</text:p>
              </table:table-cell>
              <table:table-cell office:value-type="float" office:value="1.88">
                <text:p>1.88</text:p>
              </table:table-cell>
              <table:table-cell office:value-type="float" office:value="0.426173144969875">
                <text:p>0.426173144969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617314961746">
                <text:p>2.30617314961746</text:p>
              </table:table-cell>
              <table:table-cell office:value-type="float" office:value="1.8">
                <text:p>1.8</text:p>
              </table:table-cell>
              <table:table-cell office:value-type="float" office:value="0.506173149617457">
                <text:p>0.506173149617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617314665959">
                <text:p>2.30617314665959</text:p>
              </table:table-cell>
              <table:table-cell office:value-type="float" office:value="1.95">
                <text:p>1.95</text:p>
              </table:table-cell>
              <table:table-cell office:value-type="float" office:value="0.356173146659586">
                <text:p>0.356173146659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0617314990249">
                <text:p>2.30617314990249</text:p>
              </table:table-cell>
              <table:table-cell office:value-type="float" office:value="2.25">
                <text:p>2.25</text:p>
              </table:table-cell>
              <table:table-cell office:value-type="float" office:value="0.0561731499024862">
                <text:p>0.0561731499024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0617314498443">
                <text:p>2.30617314498443</text:p>
              </table:table-cell>
              <table:table-cell office:value-type="float" office:value="2.42">
                <text:p>2.42</text:p>
              </table:table-cell>
              <table:table-cell office:value-type="float" office:value="0.113826855015567">
                <text:p>0.113826855015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0617314969571">
                <text:p>2.30617314969571</text:p>
              </table:table-cell>
              <table:table-cell office:value-type="float" office:value="2.13">
                <text:p>2.13</text:p>
              </table:table-cell>
              <table:table-cell office:value-type="float" office:value="0.176173149695706">
                <text:p>0.176173149695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0617315380378">
                <text:p>2.30617315380378</text:p>
              </table:table-cell>
              <table:table-cell office:value-type="float" office:value="3.09">
                <text:p>3.09</text:p>
              </table:table-cell>
              <table:table-cell office:value-type="float" office:value="0.783826846196223">
                <text:p>0.783826846196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0617314666111">
                <text:p>2.30617314666111</text:p>
              </table:table-cell>
              <table:table-cell office:value-type="float" office:value="2.35">
                <text:p>2.35</text:p>
              </table:table-cell>
              <table:table-cell office:value-type="float" office:value="0.0438268533388917">
                <text:p>0.0438268533388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0617314813073">
                <text:p>2.30617314813073</text:p>
              </table:table-cell>
              <table:table-cell office:value-type="float" office:value="1.8">
                <text:p>1.8</text:p>
              </table:table-cell>
              <table:table-cell office:value-type="float" office:value="0.506173148130735">
                <text:p>0.506173148130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06173145365">
                <text:p>2.306173145365</text:p>
              </table:table-cell>
              <table:table-cell office:value-type="float" office:value="2.37">
                <text:p>2.37</text:p>
              </table:table-cell>
              <table:table-cell office:value-type="float" office:value="0.0638268546350007">
                <text:p>0.0638268546350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0617314953519">
                <text:p>2.30617314953519</text:p>
              </table:table-cell>
              <table:table-cell office:value-type="float" office:value="2.4">
                <text:p>2.4</text:p>
              </table:table-cell>
              <table:table-cell office:value-type="float" office:value="0.0938268504648119">
                <text:p>0.0938268504648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617314759393">
                <text:p>2.30617314759393</text:p>
              </table:table-cell>
              <table:table-cell office:value-type="float" office:value="2.69">
                <text:p>2.69</text:p>
              </table:table-cell>
              <table:table-cell office:value-type="float" office:value="0.383826852406067">
                <text:p>0.383826852406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0617314703117">
                <text:p>2.30617314703117</text:p>
              </table:table-cell>
              <table:table-cell office:value-type="float" office:value="1.88">
                <text:p>1.88</text:p>
              </table:table-cell>
              <table:table-cell office:value-type="float" office:value="0.426173147031168">
                <text:p>0.426173147031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0617314641957">
                <text:p>2.30617314641957</text:p>
              </table:table-cell>
              <table:table-cell office:value-type="float" office:value="2.14">
                <text:p>2.14</text:p>
              </table:table-cell>
              <table:table-cell office:value-type="float" office:value="0.166173146419571">
                <text:p>0.166173146419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061731460806">
                <text:p>2.3061731460806</text:p>
              </table:table-cell>
              <table:table-cell office:value-type="float" office:value="2.54">
                <text:p>2.54</text:p>
              </table:table-cell>
              <table:table-cell office:value-type="float" office:value="0.233826853919404">
                <text:p>0.233826853919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0617314819128">
                <text:p>2.30617314819128</text:p>
              </table:table-cell>
              <table:table-cell office:value-type="float" office:value="1.88">
                <text:p>1.88</text:p>
              </table:table-cell>
              <table:table-cell office:value-type="float" office:value="0.426173148191285">
                <text:p>0.426173148191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0617314769763">
                <text:p>2.30617314769763</text:p>
              </table:table-cell>
              <table:table-cell office:value-type="float" office:value="1.73">
                <text:p>1.73</text:p>
              </table:table-cell>
              <table:table-cell office:value-type="float" office:value="0.576173147697627">
                <text:p>0.576173147697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0617314787759">
                <text:p>2.30617314787759</text:p>
              </table:table-cell>
              <table:table-cell office:value-type="float" office:value="2.02">
                <text:p>2.02</text:p>
              </table:table-cell>
              <table:table-cell office:value-type="float" office:value="0.286173147877595">
                <text:p>0.286173147877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0617314702044">
                <text:p>2.30617314702044</text:p>
              </table:table-cell>
              <table:table-cell office:value-type="float" office:value="1.86">
                <text:p>1.86</text:p>
              </table:table-cell>
              <table:table-cell office:value-type="float" office:value="0.446173147020439">
                <text:p>0.446173147020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0617314624446">
                <text:p>2.30617314624446</text:p>
              </table:table-cell>
              <table:table-cell office:value-type="float" office:value="2.38">
                <text:p>2.38</text:p>
              </table:table-cell>
              <table:table-cell office:value-type="float" office:value="0.0738268537555351">
                <text:p>0.0738268537555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0617314479759">
                <text:p>2.30617314479759</text:p>
              </table:table-cell>
              <table:table-cell office:value-type="float" office:value="3.03">
                <text:p>3.03</text:p>
              </table:table-cell>
              <table:table-cell office:value-type="float" office:value="0.723826855202414">
                <text:p>0.723826855202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617314530608">
                <text:p>2.30617314530608</text:p>
              </table:table-cell>
              <table:table-cell office:value-type="float" office:value="2.2">
                <text:p>2.2</text:p>
              </table:table-cell>
              <table:table-cell office:value-type="float" office:value="0.106173145306079">
                <text:p>0.106173145306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617314885448">
                <text:p>2.30617314885448</text:p>
              </table:table-cell>
              <table:table-cell office:value-type="float" office:value="2.02">
                <text:p>2.02</text:p>
              </table:table-cell>
              <table:table-cell office:value-type="float" office:value="0.286173148854477">
                <text:p>0.286173148854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0617314779385">
                <text:p>2.30617314779385</text:p>
              </table:table-cell>
              <table:table-cell office:value-type="float" office:value="2.38">
                <text:p>2.38</text:p>
              </table:table-cell>
              <table:table-cell office:value-type="float" office:value="0.0738268522061527">
                <text:p>0.0738268522061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0617314701937">
                <text:p>2.30617314701937</text:p>
              </table:table-cell>
              <table:table-cell office:value-type="float" office:value="1.95">
                <text:p>1.95</text:p>
              </table:table-cell>
              <table:table-cell office:value-type="float" office:value="0.356173147019373">
                <text:p>0.356173147019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0617314577383">
                <text:p>2.30617314577383</text:p>
              </table:table-cell>
              <table:table-cell office:value-type="float" office:value="2.72">
                <text:p>2.72</text:p>
              </table:table-cell>
              <table:table-cell office:value-type="float" office:value="0.413826854226174">
                <text:p>0.413826854226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617315382637">
                <text:p>2.30617315382637</text:p>
              </table:table-cell>
              <table:table-cell office:value-type="float" office:value="2.81">
                <text:p>2.81</text:p>
              </table:table-cell>
              <table:table-cell office:value-type="float" office:value="0.503826846173634">
                <text:p>0.503826846173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0617315056901">
                <text:p>2.30617315056901</text:p>
              </table:table-cell>
              <table:table-cell office:value-type="float" office:value="2.63">
                <text:p>2.63</text:p>
              </table:table-cell>
              <table:table-cell office:value-type="float" office:value="0.323826849430985">
                <text:p>0.323826849430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0617314634999">
                <text:p>2.30617314634999</text:p>
              </table:table-cell>
              <table:table-cell office:value-type="float" office:value="2.54">
                <text:p>2.54</text:p>
              </table:table-cell>
              <table:table-cell office:value-type="float" office:value="0.233826853650012">
                <text:p>0.233826853650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617314465726">
                <text:p>2.30617314465726</text:p>
              </table:table-cell>
              <table:table-cell office:value-type="float" office:value="3.03">
                <text:p>3.03</text:p>
              </table:table-cell>
              <table:table-cell office:value-type="float" office:value="0.723826855342742">
                <text:p>0.723826855342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0617314829096">
                <text:p>2.30617314829096</text:p>
              </table:table-cell>
              <table:table-cell office:value-type="float" office:value="1.85">
                <text:p>1.85</text:p>
              </table:table-cell>
              <table:table-cell office:value-type="float" office:value="0.456173148290962">
                <text:p>0.456173148290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0617314904412">
                <text:p>2.30617314904412</text:p>
              </table:table-cell>
              <table:table-cell office:value-type="float" office:value="1.79">
                <text:p>1.79</text:p>
              </table:table-cell>
              <table:table-cell office:value-type="float" office:value="0.51617314904412">
                <text:p>0.51617314904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0617314849047">
                <text:p>2.30617314849047</text:p>
              </table:table-cell>
              <table:table-cell office:value-type="float" office:value="2.44">
                <text:p>2.44</text:p>
              </table:table-cell>
              <table:table-cell office:value-type="float" office:value="0.133826851509529">
                <text:p>0.133826851509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0617315358183">
                <text:p>2.30617315358183</text:p>
              </table:table-cell>
              <table:table-cell office:value-type="float" office:value="3.09">
                <text:p>3.09</text:p>
              </table:table-cell>
              <table:table-cell office:value-type="float" office:value="0.783826846418172">
                <text:p>0.783826846418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0617314628572">
                <text:p>2.30617314628572</text:p>
              </table:table-cell>
              <table:table-cell office:value-type="float" office:value="2.38">
                <text:p>2.38</text:p>
              </table:table-cell>
              <table:table-cell office:value-type="float" office:value="0.0738268537142837">
                <text:p>0.073826853714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0617315067145">
                <text:p>2.30617315067145</text:p>
              </table:table-cell>
              <table:table-cell office:value-type="float" office:value="2.24">
                <text:p>2.24</text:p>
              </table:table-cell>
              <table:table-cell office:value-type="float" office:value="0.0661731506714487">
                <text:p>0.0661731506714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0617314612271">
                <text:p>2.30617314612271</text:p>
              </table:table-cell>
              <table:table-cell office:value-type="float" office:value="2.29">
                <text:p>2.29</text:p>
              </table:table-cell>
              <table:table-cell office:value-type="float" office:value="0.0161731461227106">
                <text:p>0.0161731461227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0617314503859">
                <text:p>2.30617314503859</text:p>
              </table:table-cell>
              <table:table-cell office:value-type="float" office:value="1.98">
                <text:p>1.98</text:p>
              </table:table-cell>
              <table:table-cell office:value-type="float" office:value="0.32617314503859">
                <text:p>0.326173145038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0617314596267">
                <text:p>2.30617314596267</text:p>
              </table:table-cell>
              <table:table-cell office:value-type="float" office:value="1.74">
                <text:p>1.74</text:p>
              </table:table-cell>
              <table:table-cell office:value-type="float" office:value="0.566173145962665">
                <text:p>0.566173145962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0617314971809">
                <text:p>2.30617314971809</text:p>
              </table:table-cell>
              <table:table-cell office:value-type="float" office:value="1.76">
                <text:p>1.76</text:p>
              </table:table-cell>
              <table:table-cell office:value-type="float" office:value="0.546173149718091">
                <text:p>0.546173149718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0617314631904">
                <text:p>2.30617314631904</text:p>
              </table:table-cell>
              <table:table-cell office:value-type="float" office:value="1.94">
                <text:p>1.94</text:p>
              </table:table-cell>
              <table:table-cell office:value-type="float" office:value="0.366173146319042">
                <text:p>0.366173146319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0617314660354">
                <text:p>2.30617314660354</text:p>
              </table:table-cell>
              <table:table-cell office:value-type="float" office:value="1.88">
                <text:p>1.88</text:p>
              </table:table-cell>
              <table:table-cell office:value-type="float" office:value="0.426173146603545">
                <text:p>0.426173146603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0617314547983">
                <text:p>2.30617314547983</text:p>
              </table:table-cell>
              <table:table-cell office:value-type="float" office:value="1.87">
                <text:p>1.87</text:p>
              </table:table-cell>
              <table:table-cell office:value-type="float" office:value="0.436173145479833">
                <text:p>0.4361731454798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0617314677614">
                <text:p>2.30617314677614</text:p>
              </table:table-cell>
              <table:table-cell office:value-type="float" office:value="2.66">
                <text:p>2.66</text:p>
              </table:table-cell>
              <table:table-cell office:value-type="float" office:value="0.353826853223864">
                <text:p>0.353826853223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0617314520461">
                <text:p>2.30617314520461</text:p>
              </table:table-cell>
              <table:table-cell office:value-type="float" office:value="2.22">
                <text:p>2.22</text:p>
              </table:table-cell>
              <table:table-cell office:value-type="float" office:value="0.0861731452046066">
                <text:p>0.0861731452046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0617314538763">
                <text:p>2.30617314538763</text:p>
              </table:table-cell>
              <table:table-cell office:value-type="float" office:value="2.47">
                <text:p>2.47</text:p>
              </table:table-cell>
              <table:table-cell office:value-type="float" office:value="0.163826854612374">
                <text:p>0.163826854612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0617315384787">
                <text:p>2.30617315384787</text:p>
              </table:table-cell>
              <table:table-cell office:value-type="float" office:value="3.18">
                <text:p>3.18</text:p>
              </table:table-cell>
              <table:table-cell office:value-type="float" office:value="0.873826846152134">
                <text:p>0.873826846152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0617314609754">
                <text:p>2.30617314609754</text:p>
              </table:table-cell>
              <table:table-cell office:value-type="float" office:value="1.86">
                <text:p>1.86</text:p>
              </table:table-cell>
              <table:table-cell office:value-type="float" office:value="0.446173146097537">
                <text:p>0.4461731460975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0617314937093">
                <text:p>2.30617314937093</text:p>
              </table:table-cell>
              <table:table-cell office:value-type="float" office:value="2.16">
                <text:p>2.16</text:p>
              </table:table-cell>
              <table:table-cell office:value-type="float" office:value="0.146173149370927">
                <text:p>0.146173149370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0617315342755">
                <text:p>2.30617315342755</text:p>
              </table:table-cell>
              <table:table-cell office:value-type="float" office:value="2.53">
                <text:p>2.53</text:p>
              </table:table-cell>
              <table:table-cell office:value-type="float" office:value="0.223826846572452">
                <text:p>0.223826846572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0617314534031">
                <text:p>2.30617314534031</text:p>
              </table:table-cell>
              <table:table-cell office:value-type="float" office:value="2.46">
                <text:p>2.46</text:p>
              </table:table-cell>
              <table:table-cell office:value-type="float" office:value="0.153826854659685">
                <text:p>0.153826854659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0617314600752">
                <text:p>2.30617314600752</text:p>
              </table:table-cell>
              <table:table-cell office:value-type="float" office:value="1.75">
                <text:p>1.75</text:p>
              </table:table-cell>
              <table:table-cell office:value-type="float" office:value="0.556173146007522">
                <text:p>0.556173146007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0617314643866">
                <text:p>2.30617314643866</text:p>
              </table:table-cell>
              <table:table-cell office:value-type="float" office:value="1.92">
                <text:p>1.92</text:p>
              </table:table-cell>
              <table:table-cell office:value-type="float" office:value="0.386173146438663">
                <text:p>0.386173146438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0617314606665">
                <text:p>2.30617314606665</text:p>
              </table:table-cell>
              <table:table-cell office:value-type="float" office:value="1.86">
                <text:p>1.86</text:p>
              </table:table-cell>
              <table:table-cell office:value-type="float" office:value="0.446173146066647">
                <text:p>0.446173146066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0617315046909">
                <text:p>2.30617315046909</text:p>
              </table:table-cell>
              <table:table-cell office:value-type="float" office:value="2.29">
                <text:p>2.29</text:p>
              </table:table-cell>
              <table:table-cell office:value-type="float" office:value="0.0161731504690898">
                <text:p>0.0161731504690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0617314609804">
                <text:p>2.30617314609804</text:p>
              </table:table-cell>
              <table:table-cell office:value-type="float" office:value="1.75">
                <text:p>1.75</text:p>
              </table:table-cell>
              <table:table-cell office:value-type="float" office:value="0.556173146098044">
                <text:p>0.556173146098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0617314612574">
                <text:p>2.30617314612574</text:p>
              </table:table-cell>
              <table:table-cell office:value-type="float" office:value="2.44">
                <text:p>2.44</text:p>
              </table:table-cell>
              <table:table-cell office:value-type="float" office:value="0.133826853874258">
                <text:p>0.133826853874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0617314573657">
                <text:p>2.30617314573657</text:p>
              </table:table-cell>
              <table:table-cell office:value-type="float" office:value="2.29">
                <text:p>2.29</text:p>
              </table:table-cell>
              <table:table-cell office:value-type="float" office:value="0.0161731457365653">
                <text:p>0.0161731457365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